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35871" officeooo:paragraph-rsid="001de26f" style:font-weight-asian="normal" style:font-weight-complex="normal"/>
    </style:style>
    <style:style style:name="P2" style:family="paragraph" style:parent-style-name="Standard">
      <style:text-properties officeooo:rsid="000bb3b8" officeooo:paragraph-rsid="001de26f"/>
    </style:style>
    <style:style style:name="P3" style:family="paragraph" style:parent-style-name="Standard">
      <style:text-properties officeooo:rsid="000c2575" officeooo:paragraph-rsid="001de26f"/>
    </style:style>
    <style:style style:name="P4" style:family="paragraph" style:parent-style-name="Standard">
      <style:text-properties fo:font-weight="bold" officeooo:rsid="000d86a2" officeooo:paragraph-rsid="001de26f" style:font-weight-asian="bold" style:font-weight-complex="bold"/>
    </style:style>
    <style:style style:name="P5" style:family="paragraph" style:parent-style-name="Standard">
      <style:text-properties fo:font-weight="bold" officeooo:rsid="0010fa0e" officeooo:paragraph-rsid="001de26f" style:font-weight-asian="bold" style:font-weight-complex="bold"/>
    </style:style>
    <style:style style:name="P6" style:family="paragraph" style:parent-style-name="Standard">
      <style:text-properties officeooo:rsid="000d86a2" officeooo:paragraph-rsid="001de26f"/>
    </style:style>
    <style:style style:name="P7" style:family="paragraph" style:parent-style-name="Standard">
      <style:text-properties officeooo:rsid="000e30a7" officeooo:paragraph-rsid="001de26f"/>
    </style:style>
    <style:style style:name="P8" style:family="paragraph" style:parent-style-name="Standard">
      <style:text-properties officeooo:rsid="000f1bf5" officeooo:paragraph-rsid="001de26f"/>
    </style:style>
    <style:style style:name="P9" style:family="paragraph" style:parent-style-name="Standard">
      <style:text-properties officeooo:rsid="0010fa0e" officeooo:paragraph-rsid="001de26f"/>
    </style:style>
    <style:style style:name="P10" style:family="paragraph" style:parent-style-name="Standard">
      <style:text-properties officeooo:paragraph-rsid="001de26f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0bb3b8" officeooo:paragraph-rsid="001de26f" style:font-weight-asian="bold" style:font-weight-complex="bold"/>
    </style:style>
    <style:style style:name="P12" style:family="paragraph" style:parent-style-name="Standard">
      <style:paragraph-properties fo:break-before="page"/>
      <style:text-properties officeooo:paragraph-rsid="001de26f"/>
    </style:style>
    <style:style style:name="P13" style:family="paragraph" style:parent-style-name="Standard">
      <style:text-properties officeooo:paragraph-rsid="001de26f"/>
    </style:style>
    <style:style style:name="P14" style:family="paragraph" style:parent-style-name="Standard">
      <style:paragraph-properties fo:break-before="page"/>
      <style:text-properties officeooo:paragraph-rsid="001de26f"/>
    </style:style>
    <style:style style:name="P15" style:family="paragraph" style:parent-style-name="Text_20_body" style:list-style-name="L1">
      <style:text-properties officeooo:paragraph-rsid="001de26f"/>
    </style:style>
    <style:style style:name="P16" style:family="paragraph" style:parent-style-name="Text_20_body" style:list-style-name="L2">
      <style:text-properties officeooo:paragraph-rsid="001de26f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officeooo:rsid="001c9af5" officeooo:paragraph-rsid="001de26f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officeooo:paragraph-rsid="001de26f"/>
    </style:style>
    <style:style style:name="P19" style:family="paragraph" style:parent-style-name="Text_20_body" style:list-style-name="L2">
      <style:paragraph-properties fo:margin-top="0cm" fo:margin-bottom="0cm" loext:contextual-spacing="false"/>
      <style:text-properties officeooo:rsid="001e77c1" officeooo:paragraph-rsid="001de26f"/>
    </style:style>
    <style:style style:name="P20" style:family="paragraph" style:parent-style-name="Text_20_body" style:list-style-name="L2">
      <style:paragraph-properties fo:margin-top="0cm" fo:margin-bottom="0cm" loext:contextual-spacing="false"/>
      <style:text-properties officeooo:paragraph-rsid="001de26f"/>
    </style:style>
    <style:style style:name="T1" style:family="text">
      <style:text-properties officeooo:rsid="00637295"/>
    </style:style>
    <style:style style:name="T2" style:family="text">
      <style:text-properties officeooo:rsid="00648f0c"/>
    </style:style>
    <style:style style:name="T3" style:family="text">
      <style:text-properties officeooo:rsid="0064f348"/>
    </style:style>
    <style:style style:name="T4" style:family="text">
      <style:text-properties officeooo:rsid="000f1bf5"/>
    </style:style>
    <style:style style:name="T5" style:family="text">
      <style:text-properties officeooo:rsid="0010fa0e"/>
    </style:style>
    <style:style style:name="T6" style:family="text">
      <style:text-properties officeooo:rsid="0014f9c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ac2ed" style:font-weight-asian="bold" style:font-weight-complex="bold"/>
    </style:style>
    <style:style style:name="T9" style:family="text">
      <style:text-properties fo:font-weight="bold" officeooo:rsid="00203801" style:font-weight-asian="bold" style:font-weight-complex="bold"/>
    </style:style>
    <style:style style:name="T10" style:family="text">
      <style:text-properties fo:font-weight="bold" officeooo:rsid="0022c35d" style:font-weight-asian="bold" style:font-weight-complex="bold"/>
    </style:style>
    <style:style style:name="T11" style:family="text">
      <style:text-properties fo:font-weight="bold" officeooo:rsid="0028a36f" style:font-weight-asian="bold" style:font-weight-complex="bold"/>
    </style:style>
    <style:style style:name="T12" style:family="text">
      <style:text-properties fo:font-weight="bold" officeooo:rsid="002b5d9e" style:font-weight-asian="bold" style:font-weight-complex="bold"/>
    </style:style>
    <style:style style:name="T13" style:family="text">
      <style:text-properties fo:font-weight="bold" officeooo:rsid="002d44a9" style:font-weight-asian="bold" style:font-weight-complex="bold"/>
    </style:style>
    <style:style style:name="T14" style:family="text">
      <style:text-properties fo:font-weight="bold" officeooo:rsid="00472582" style:font-weight-asian="bold" style:font-weight-complex="bold"/>
    </style:style>
    <style:style style:name="T15" style:family="text">
      <style:text-properties fo:font-weight="bold" officeooo:rsid="004924f3" style:font-weight-asian="bold" style:font-weight-complex="bold"/>
    </style:style>
    <style:style style:name="T16" style:family="text">
      <style:text-properties fo:font-weight="bold" officeooo:rsid="004c4212" style:font-weight-asian="bold" style:font-weight-complex="bold"/>
    </style:style>
    <style:style style:name="T17" style:family="text">
      <style:text-properties officeooo:rsid="0014e4c3"/>
    </style:style>
    <style:style style:name="T18" style:family="text">
      <style:text-properties officeooo:rsid="001808f4"/>
    </style:style>
    <style:style style:name="T19" style:family="text">
      <style:text-properties officeooo:rsid="0018e0e4"/>
    </style:style>
    <style:style style:name="T20" style:family="text">
      <style:text-properties officeooo:rsid="001c9af5"/>
    </style:style>
    <style:style style:name="T21" style:family="text">
      <style:text-properties officeooo:rsid="001e77c1"/>
    </style:style>
    <style:style style:name="T22" style:family="text">
      <style:text-properties officeooo:rsid="0026a896"/>
    </style:style>
    <style:style style:name="T23" style:family="text">
      <style:text-properties officeooo:rsid="002a99fd"/>
    </style:style>
    <style:style style:name="T24" style:family="text">
      <style:text-properties officeooo:rsid="002de862"/>
    </style:style>
    <style:style style:name="T25" style:family="text">
      <style:text-properties officeooo:rsid="006b3c7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Filtrando dados no PHP</text:p>
      <text:p text:style-name="P2"/>
      <text:p text:style-name="P3">Uma das maiores forças do PHP é a sua facilidade de aprendizado e de uso. Infelizmente este mesmo benefício tem trabalhado contra o PHP quando muitos novatos esquec<text:span text:style-name="T1">em</text:span> de usar algumas medidas de segurança.</text:p>
      <text:p text:style-name="P3"/>
      <text:p text:style-name="P3">Existe no PHP muitas classes/<text:span text:style-name="T2">funções</text:span> de validação. A extensão filter do PHP tem muitas das funções necessárias para checar tipos de entrada de usuários.</text:p>
      <text:p text:style-name="P3"/>
      <text:p text:style-name="P4">Lista<text:span text:style-name="T3">r</text:span> filtros <text:span text:style-name="T3">disponíveis</text:span></text:p>
      <text:p text:style-name="P6"/>
      <text:p text:style-name="P7">&lt;table&gt;</text:p>
      <text:p text:style-name="P7">&lt;tr&gt;&lt;td&gt;Nome do filtro&lt;/td&gt;&lt;td&gt;ID do filtro&lt;/td&gt;&lt;/td&gt;</text:p>
      <text:p text:style-name="P7">&lt;?php</text:p>
      <text:p text:style-name="P7"><text:tab/><text:span text:style-name="T4">foreach(filter_list() as $id=&gt;$filter){</text:span></text:p>
      <text:p text:style-name="P7"><text:tab/><text:tab/><text:span text:style-name="T4">echo '</text:span>&lt;tr&gt;&lt;td&gt;'.<text:span text:style-name="T4">$filter.'</text:span>&lt;/td&gt;&lt;td&gt;'.<text:span text:style-name="T4">filter_id($filter).'</text:span>&lt;/td&gt;&lt;/td&gt;';</text:p>
      <text:p text:style-name="P8"><text:tab/>}</text:p>
      <text:p text:style-name="P7">?<text:span text:style-name="T5">&gt;</text:span></text:p>
      <text:p text:style-name="P9">&lt;/table&gt;</text:p>
      <text:p text:style-name="P9"/>
      <text:p text:style-name="P5">Filrando Variáveis</text:p>
      <text:p text:style-name="P9"/>
      <text:p text:style-name="P10"><text:span text:style-name="Source_20_Text">&lt;?php<text:line-break/><text:line-break/>/*** an integer to check ***/<text:line-break/>$int = 1234;<text:line-break/>/*** validate the integer ***/<text:line-break/>echo filter_var($int, FILTER_VALIDATE_INT);</text:span></text:p>
      <text:p text:style-name="P10"><text:span text:style-name="Source_20_Text"/></text:p>
      <text:p text:style-name="P10"><text:span text:style-name="Source_20_Text">// </text:span><text:span text:style-name="Source_20_Text"><text:span text:style-name="T6">Retorna 1234, pois este é int. Caso contrário retornaria false</text:span></text:span><text:span text:style-name="Source_20_Text"><text:line-break/><text:line-break/>?&gt;</text:span></text:p>
      <text:p text:style-name="P10"><text:span text:style-name="Source_20_Text"/></text:p>
      <text:p text:style-name="P10"><text:span text:style-name="Source_20_Text"><text:span text:style-name="T7">Validando Inteiros</text:span></text:span></text:p>
      <text:p text:style-name="P10"><text:span text:style-name="Source_20_Text"/></text:p>
      <text:p text:style-name="P10"><text:span text:style-name="Source_20_Text">O filtro <text:s/>FILTER_VALIDATE_INT também permite especificar uma faixa para validar o inteiro.</text:span></text:p>
      <text:p text:style-name="P10"><text:span text:style-name="Source_20_Text"/></text:p>
      <text:p text:style-name="P10"><text:span text:style-name="Source_20_Text">&lt;?php</text:span></text:p>
      <text:p text:style-name="P10"><text:span text:style-name="Source_20_Text">/*** an integer to check ***/</text:span></text:p>
      <text:p text:style-name="P10"><text:span text:style-name="Source_20_Text">$int = 42;</text:span></text:p>
      <text:p text:style-name="P10"><text:span text:style-name="Source_20_Text">/*** lower limit of the int ***/</text:span></text:p>
      <text:p text:style-name="P10"><text:span text:style-name="Source_20_Text">$min = 50;</text:span></text:p>
      <text:p text:style-name="P10"><text:span text:style-name="Source_20_Text">/*** upper limit of the int ***/</text:span></text:p>
      <text:p text:style-name="P10"><text:span text:style-name="Source_20_Text">$max = 100;</text:span></text:p>
      <text:p text:style-name="P10"><text:span text:style-name="Source_20_Text"/></text:p>
      <text:p text:style-name="P10"><text:span text:style-name="Source_20_Text">/*** validate the integer ***/</text:span></text:p>
      <text:p text:style-name="P10"><text:span text:style-name="Source_20_Text">echo filter_var($int, FILTER_VALIDATE_INT, array("options" =&gt; array("min_range"=&gt;$min, "max_range"=&gt;$max)));</text:span></text:p>
      <text:p text:style-name="P10"><text:span text:style-name="Source_20_Text">?&gt;</text:span></text:p>
      <text:p text:style-name="P10"><text:span text:style-name="Source_20_Text"/></text:p>
      <text:p text:style-name="P10"><text:span text:style-name="Source_20_Text"><text:span text:style-name="T17">Retorna false, pois 42 não está entre 50 e 100</text:span></text:span></text:p>
      <text:p text:style-name="P10"><text:soft-page-break/><text:span text:style-name="Source_20_Text"><text:span text:style-name="T18">Outro exemplo:</text:span></text:span></text:p>
      <text:p text:style-name="P10"><text:span text:style-name="Source_20_Text"/></text:p>
      <text:p text:style-name="P10"><text:span text:style-name="Source_20_Text">&lt;?php</text:span></text:p>
      <text:p text:style-name="P10"><text:span text:style-name="Source_20_Text">/*** an integer to check ***/</text:span></text:p>
      <text:p text:style-name="P10"><text:span text:style-name="Source_20_Text">$int = -2;</text:span></text:p>
      <text:p text:style-name="P10"><text:span text:style-name="Source_20_Text"/></text:p>
      <text:p text:style-name="P10"><text:span text:style-name="Source_20_Text">/*** lower limit of the int ***/</text:span></text:p>
      <text:p text:style-name="P10"><text:span text:style-name="Source_20_Text">$min = -10;</text:span></text:p>
      <text:p text:style-name="P10"><text:span text:style-name="Source_20_Text"/></text:p>
      <text:p text:style-name="P10"><text:span text:style-name="Source_20_Text">/*** upper limit of the int ***/</text:span></text:p>
      <text:p text:style-name="P10"><text:span text:style-name="Source_20_Text">$max = 100;</text:span></text:p>
      <text:p text:style-name="P10"><text:span text:style-name="Source_20_Text"/></text:p>
      <text:p text:style-name="P10"><text:span text:style-name="Source_20_Text">/*** validate the integer ***/</text:span></text:p>
      <text:p text:style-name="P10"><text:span text:style-name="Source_20_Text">echo filter_var($int, FILTER_VALIDATE_INT, array("options" =&gt; array("min_range"=&gt;$min, "max_range"=&gt;$max)));</text:span></text:p>
      <text:p text:style-name="P10"><text:span text:style-name="Source_20_Text">// Retorna int(-2), pois -2 esta entre -10 e 100</text:span></text:p>
      <text:p text:style-name="P10"><text:span text:style-name="Source_20_Text">?&gt;</text:span></text:p>
      <text:p text:style-name="P10"><text:span text:style-name="Source_20_Text"/></text:p>
      <text:p text:style-name="P10"><text:span text:style-name="Source_20_Text"><text:span text:style-name="T19">Exemplo com apenas min</text:span></text:span></text:p>
      <text:p text:style-name="P10"><text:span text:style-name="Source_20_Text"/></text:p>
      <text:p text:style-name="P10"><text:span text:style-name="Source_20_Text">&lt;?php</text:span></text:p>
      <text:p text:style-name="P10"><text:span text:style-name="Source_20_Text">/*** an integer to check ***/</text:span></text:p>
      <text:p text:style-name="P10"><text:span text:style-name="Source_20_Text">$int = 12;</text:span></text:p>
      <text:p text:style-name="P10"><text:span text:style-name="Source_20_Text"/></text:p>
      <text:p text:style-name="P10"><text:span text:style-name="Source_20_Text">/*** lower limit of the int ***/</text:span></text:p>
      <text:p text:style-name="P10"><text:span text:style-name="Source_20_Text">$min = 10;</text:span></text:p>
      <text:p text:style-name="P10"><text:span text:style-name="Source_20_Text"/></text:p>
      <text:p text:style-name="P10"><text:span text:style-name="Source_20_Text">/*** validate the integer ***/</text:span></text:p>
      <text:p text:style-name="P10"><text:span text:style-name="Source_20_Text">echo filter_var($int, FILTER_VALIDATE_INT,array('options'=&gt;array('min_range'=&gt;$min)));</text:span></text:p>
      <text:p text:style-name="P10"><text:span text:style-name="Source_20_Text">// Retorna 12, pois está na faixa de 10 até...</text:span></text:p>
      <text:p text:style-name="P10"><text:span text:style-name="Source_20_Text">?&gt;</text:span></text:p>
      <text:p text:style-name="P10"><text:span text:style-name="Source_20_Text"/></text:p>
      <text:p text:style-name="P10"><text:span text:style-name="Source_20_Text"><text:span text:style-name="T8">Validando Boolean</text:span></text:span></text:p>
      <text:p text:style-name="P10"><text:span text:style-name="Source_20_Text"/></text:p>
      <text:p text:style-name="P10"><text:span text:style-name="Source_20_Text">&lt;?php</text:span></text:p>
      <text:p text:style-name="P10"><text:span text:style-name="Source_20_Text"/></text:p>
      <text:p text:style-name="P10"><text:span text:style-name="Source_20_Text">/*** test for a boolean value ***/</text:span></text:p>
      <text:p text:style-name="P10"><text:span text:style-name="Source_20_Text">echo filter_var("true", FILTER_VALIDATE_BOOLEAN);</text:span></text:p>
      <text:p text:style-name="P10"><text:span text:style-name="Source_20_Text"/></text:p>
      <text:p text:style-name="P10"><text:span text:style-name="Source_20_Text">// Retorna 1, pois true é boolean</text:span></text:p>
      <text:p text:style-name="P10"><text:span text:style-name="Source_20_Text">?&gt;</text:span></text:p>
      <text:p text:style-name="P10"><text:span text:style-name="Source_20_Text"/></text:p>
      <text:p text:style-name="P10"><text:span text:style-name="Source_20_Text"/></text:p>
      <text:p text:style-name="P12"><text:span text:style-name="Source_20_Text"><text:span text:style-name="T20">Valores válidos para true:</text:span></text:span></text:p>
      <text:list xml:id="list2833269139" text:style-name="L1">
        <text:list-item>
          <text:p text:style-name="P17">1</text:p>
        </text:list-item>
        <text:list-item>
          <text:p text:style-name="P18">"1" </text:p>
        </text:list-item>
        <text:list-item>
          <text:p text:style-name="P18">"yes" </text:p>
        </text:list-item>
        <text:list-item>
          <text:p text:style-name="P18">"true" </text:p>
        </text:list-item>
        <text:list-item>
          <text:p text:style-name="P18">"on" </text:p>
        </text:list-item>
        <text:list-item>
          <text:p text:style-name="P15">TRUE </text:p>
        </text:list-item>
      </text:list>
      <text:p text:style-name="P10"><text:span text:style-name="Source_20_Text"><text:span text:style-name="T21">Valores válidos para false:</text:span></text:span></text:p>
      <text:p text:style-name="P10"/>
      <text:list xml:id="list78376928" text:style-name="L2">
        <text:list-item>
          <text:p text:style-name="P19">0</text:p>
        </text:list-item>
        <text:list-item>
          <text:p text:style-name="P20">"0" </text:p>
        </text:list-item>
        <text:list-item>
          <text:p text:style-name="P20">"no" </text:p>
        </text:list-item>
        <text:list-item>
          <text:p text:style-name="P20">"false" </text:p>
        </text:list-item>
        <text:list-item>
          <text:p text:style-name="P20">"off" </text:p>
        </text:list-item>
        <text:list-item>
          <text:p text:style-name="P20">"" </text:p>
        </text:list-item>
        <text:list-item>
          <text:p text:style-name="P20">NULL </text:p>
        </text:list-item>
        <text:list-item>
          <text:p text:style-name="P16">FALSE </text:p>
        </text:list-item>
      </text:list>
      <text:p text:style-name="P10"><text:span text:style-name="Source_20_Text"/></text:p>
      <text:p text:style-name="P10"><text:span text:style-name="Source_20_Text"><text:span text:style-name="T9">Validando float</text:span></text:span></text:p>
      <text:p text:style-name="P10"><text:span text:style-name="Source_20_Text"/></text:p>
      <text:p text:style-name="P10"><text:span text:style-name="Source_20_Text">&lt;?php</text:span></text:p>
      <text:p text:style-name="P10"><text:span text:style-name="Source_20_Text"/></text:p>
      <text:p text:style-name="P10"><text:span text:style-name="Source_20_Text">/*** an FLOAT value to check ***/</text:span></text:p>
      <text:p text:style-name="P10"><text:span text:style-name="Source_20_Text">$float = 22.42;</text:span></text:p>
      <text:p text:style-name="P10"><text:span text:style-name="Source_20_Text"/></text:p>
      <text:p text:style-name="P10"><text:span text:style-name="Source_20_Text">/*** validate with the FLOAT flag ***/</text:span></text:p>
      <text:p text:style-name="P10"><text:span text:style-name="Source_20_Text">if(filter_var($float, FILTER_VALIDATE_FLOAT) === false)</text:span></text:p>
      <text:p text:style-name="P10"><text:span text:style-name="Source_20_Text"><text:s text:c="4"/>{</text:span></text:p>
      <text:p text:style-name="P10"><text:span text:style-name="Source_20_Text"><text:s text:c="4"/>echo "$float is not valid!";</text:span></text:p>
      <text:p text:style-name="P10"><text:span text:style-name="Source_20_Text"><text:s text:c="4"/>}</text:span></text:p>
      <text:p text:style-name="P10"><text:span text:style-name="Source_20_Text">else</text:span></text:p>
      <text:p text:style-name="P10"><text:span text:style-name="Source_20_Text"><text:s text:c="4"/>{</text:span></text:p>
      <text:p text:style-name="P10"><text:span text:style-name="Source_20_Text"><text:s text:c="4"/>echo "$float is a valid floating point number";</text:span></text:p>
      <text:p text:style-name="P10"><text:span text:style-name="Source_20_Text"><text:s text:c="4"/>}</text:span></text:p>
      <text:p text:style-name="P10"><text:span text:style-name="Source_20_Text"/></text:p>
      <text:p text:style-name="P10"><text:span text:style-name="Source_20_Text">// 22.42 é Float válido</text:span></text:p>
      <text:p text:style-name="P10"><text:span text:style-name="Source_20_Text">?&gt;</text:span></text:p>
      <text:p text:style-name="P10"><text:span text:style-name="Source_20_Text"/></text:p>
      <text:p text:style-name="P10"><text:span text:style-name="Source_20_Text"><text:span text:style-name="T10">Validando RegEx</text:span></text:span></text:p>
      <text:p text:style-name="P10"><text:span text:style-name="Source_20_Text"/></text:p>
      <text:p text:style-name="P10"><text:span text:style-name="Source_20_Text">&lt;?php</text:span></text:p>
      <text:p text:style-name="P10"><text:span text:style-name="Source_20_Text"/></text:p>
      <text:p text:style-name="P10"><text:span text:style-name="Source_20_Text">/*** an email address ***/</text:span></text:p>
      <text:p text:style-name="P10"><text:span text:style-name="Source_20_Text">$email = "ribafs@gmail.com";</text:span></text:p>
      <text:p text:style-name="P10"><text:span text:style-name="Source_20_Text"/></text:p>
      <text:p text:style-name="P10"><text:span text:style-name="Source_20_Text">/*** the pattern we wish to match against ***/</text:span></text:p>
      <text:p text:style-name="P10"><text:span text:style-name="Source_20_Text">$pattern = "/^\S+@[\w\d.-]{2,}\.[\w]{2,6}$/iU";</text:span></text:p>
      <text:p text:style-name="P10"><text:span text:style-name="Source_20_Text"/></text:p>
      <text:p text:style-name="P10"><text:span text:style-name="Source_20_Text">/*** try to validate with the regex pattern ***/</text:span></text:p>
      <text:p text:style-name="P10"><text:soft-page-break/><text:span text:style-name="Source_20_Text">if(filter_var($email, FILTER_VALIDATE_REGEXP, array("options"=&gt;array("regexp"=&gt;$pattern))) === false) {</text:span></text:p>
      <text:p text:style-name="P10"><text:span text:style-name="Source_20_Text"><text:s text:c="8"/>/*** if there is no match ***/</text:span></text:p>
      <text:p text:style-name="P10"><text:span text:style-name="Source_20_Text"><text:s text:c="8"/>echo "Sorry, no match";</text:span></text:p>
      <text:p text:style-name="P10"><text:span text:style-name="Source_20_Text"><text:s text:c="8"/>}else{</text:span></text:p>
      <text:p text:style-name="P10"><text:span text:style-name="Source_20_Text"><text:s text:c="8"/>/*** if we match the pattern ***/ </text:span></text:p>
      <text:p text:style-name="P10"><text:span text:style-name="Source_20_Text"><text:s text:c="8"/>echo "The email $email address is valid";</text:span></text:p>
      <text:p text:style-name="P10"><text:span text:style-name="Source_20_Text"><text:s text:c="8"/>}</text:span></text:p>
      <text:p text:style-name="P10"><text:span text:style-name="Source_20_Text">?&gt;</text:span></text:p>
      <text:p text:style-name="P10"><text:span text:style-name="Source_20_Text"/></text:p>
      <text:p text:style-name="P10"><text:span text:style-name="Source_20_Text"><text:span text:style-name="T22">Existem muitas outras validações/filtros</text:span></text:span></text:p>
      <text:p text:style-name="P10"><text:span text:style-name="Source_20_Text"/></text:p>
      <text:p text:style-name="P10"><text:span text:style-name="Source_20_Text"><text:span text:style-name="T11">Validação de E-mails</text:span></text:span></text:p>
      <text:p text:style-name="P10"><text:span text:style-name="Source_20_Text"/></text:p>
      <text:p text:style-name="P10"><text:span text:style-name="Source_20_Text">&lt;?php</text:span></text:p>
      <text:p text:style-name="P10"><text:span text:style-name="Source_20_Text"/></text:p>
      <text:p text:style-name="P10"><text:span text:style-name="Source_20_Text">/*** an email address ***/</text:span></text:p>
      <text:p text:style-name="P10"><text:span text:style-name="Source_20_Text">$email = "kevin@foo.bar.net";</text:span></text:p>
      <text:p text:style-name="P10"><text:span text:style-name="Source_20_Text"/></text:p>
      <text:p text:style-name="P10"><text:span text:style-name="Source_20_Text">/*** try to validate the email ***/</text:span></text:p>
      <text:p text:style-name="P10"><text:span text:style-name="Source_20_Text">if(filter_var($email, FILTER_VALIDATE_EMAIL) === FALSE)</text:span></text:p>
      <text:p text:style-name="P10"><text:span text:style-name="Source_20_Text"><text:s text:c="8"/>{</text:span></text:p>
      <text:p text:style-name="P10"><text:span text:style-name="Source_20_Text"><text:s text:c="4"/>/*** if it fails validation ***/</text:span></text:p>
      <text:p text:style-name="P10"><text:span text:style-name="Source_20_Text"><text:s text:c="8"/>echo "$email is invalid";</text:span></text:p>
      <text:p text:style-name="P10"><text:span text:style-name="Source_20_Text"><text:s text:c="8"/>}</text:span></text:p>
      <text:p text:style-name="P10"><text:span text:style-name="Source_20_Text">else</text:span></text:p>
      <text:p text:style-name="P10"><text:span text:style-name="Source_20_Text"><text:s text:c="8"/>{</text:span></text:p>
      <text:p text:style-name="P10"><text:span text:style-name="Source_20_Text"><text:s text:c="4"/>/*** if the address passes validation ***/</text:span></text:p>
      <text:p text:style-name="P10"><text:span text:style-name="Source_20_Text"><text:s text:c="8"/>echo "$email is valid";</text:span></text:p>
      <text:p text:style-name="P10"><text:span text:style-name="Source_20_Text"><text:s text:c="8"/>}</text:span></text:p>
      <text:p text:style-name="P10"><text:span text:style-name="Source_20_Text">?&gt;</text:span></text:p>
      <text:p text:style-name="P10"><text:span text:style-name="Source_20_Text"/></text:p>
      <text:p text:style-name="P10"><text:span text:style-name="Source_20_Text"><text:span text:style-name="T11">Saneando Strings</text:span></text:span></text:p>
      <text:p text:style-name="P10"><text:span text:style-name="Source_20_Text"/></text:p>
      <text:p text:style-name="P10"><text:span text:style-name="Source_20_Text">&lt;?php</text:span></text:p>
      <text:p text:style-name="P10"><text:span text:style-name="Source_20_Text"/></text:p>
      <text:p text:style-name="P10"><text:span text:style-name="Source_20_Text">/*** a string with tags ***/</text:span></text:p>
      <text:p text:style-name="P10"><text:span text:style-name="Source_20_Text">$string = "&lt;script&gt;foo&lt;/script&gt;";</text:span></text:p>
      <text:p text:style-name="P10"><text:span text:style-name="Source_20_Text"/></text:p>
      <text:p text:style-name="P10"><text:span text:style-name="Source_20_Text">/*** sanitize the string ***/</text:span></text:p>
      <text:p text:style-name="P10"><text:span text:style-name="Source_20_Text">echo filter_var($string, FILTER_SANITIZE_STRING);</text:span></text:p>
      <text:p text:style-name="P10"><text:span text:style-name="Source_20_Text">// Limpa as tags, deixa somente foo</text:span></text:p>
      <text:p text:style-name="P10"><text:span text:style-name="Source_20_Text">?&gt;</text:span></text:p>
      <text:p text:style-name="P10"><text:span text:style-name="Source_20_Text"/></text:p>
      <text:p text:style-name="P10"><text:span text:style-name="Source_20_Text"><text:span text:style-name="T23">Outro exemplo</text:span></text:span></text:p>
      <text:p text:style-name="P10"><text:span text:style-name="Source_20_Text"/></text:p>
      <text:p text:style-name="P10"><text:span text:style-name="Source_20_Text">&lt;?php</text:span></text:p>
      <text:p text:style-name="P10"><text:span text:style-name="Source_20_Text"/></text:p>
      <text:p text:style-name="P10"><text:span text:style-name="Source_20_Text">/*** a string with tags ***/</text:span></text:p>
      <text:p text:style-name="P10"><text:span text:style-name="Source_20_Text">$string = "&lt;script&gt;\"'foo'\"&lt;/script&gt;";</text:span></text:p>
      <text:p text:style-name="P10"><text:span text:style-name="Source_20_Text"/></text:p>
      <text:p text:style-name="P10"><text:span text:style-name="Source_20_Text">/*** sanitize the string ***/</text:span></text:p>
      <text:p text:style-name="P10"><text:span text:style-name="Source_20_Text">echo filter_var($string, FILTER_SANITIZE_STRING);</text:span></text:p>
      <text:p text:style-name="P10"><text:soft-page-break/><text:span text:style-name="Source_20_Text"/></text:p>
      <text:p text:style-name="P10"><text:span text:style-name="Source_20_Text">?&gt;</text:span></text:p>
      <text:p text:style-name="P10"><text:span text:style-name="Source_20_Text"/></text:p>
      <text:p text:style-name="P10"><text:span text:style-name="Source_20_Text"><text:span text:style-name="T12">Saneando E-mail</text:span></text:span></text:p>
      <text:p text:style-name="P10"><text:span text:style-name="Source_20_Text"/></text:p>
      <text:p text:style-name="P10"><text:span text:style-name="Source_20_Text">&lt;?php</text:span></text:p>
      <text:p text:style-name="P10"><text:span text:style-name="Source_20_Text"/></text:p>
      <text:p text:style-name="P10"><text:span text:style-name="Source_20_Text">/*** an email address ***/</text:span></text:p>
      <text:p text:style-name="P10"><text:span text:style-name="Source_20_Text">$email = "kevin&amp;friends@(foo).ex\\ample.com";</text:span></text:p>
      <text:p text:style-name="P10"><text:span text:style-name="Source_20_Text"/></text:p>
      <text:p text:style-name="P10"><text:span text:style-name="Source_20_Text">/*** sanitize the email address ***/</text:span></text:p>
      <text:p text:style-name="P10"><text:span text:style-name="Source_20_Text">echo filter_var($email, FILTER_SANITIZE_EMAIL);</text:span></text:p>
      <text:p text:style-name="P10"><text:span text:style-name="Source_20_Text"/></text:p>
      <text:p text:style-name="P10"><text:span text:style-name="Source_20_Text">?&gt;</text:span></text:p>
      <text:p text:style-name="P10"><text:span text:style-name="Source_20_Text"/></text:p>
      <text:p text:style-name="P10"><text:span text:style-name="Source_20_Text"/></text:p>
      <text:p text:style-name="P10"><text:span text:style-name="Source_20_Text"><text:span text:style-name="T13">Saneando Inteiros</text:span></text:span></text:p>
      <text:p text:style-name="P10"><text:span text:style-name="Source_20_Text"/></text:p>
      <text:p text:style-name="P10"><text:span text:style-name="Source_20_Text">&lt;?php</text:span></text:p>
      <text:p text:style-name="P10"><text:span text:style-name="Source_20_Text"/></text:p>
      <text:p text:style-name="P10"><text:span text:style-name="Source_20_Text">/*** an interger ***/</text:span></text:p>
      <text:p text:style-name="P10"><text:span text:style-name="Source_20_Text">$int = "abc40def+;2";</text:span></text:p>
      <text:p text:style-name="P10"><text:span text:style-name="Source_20_Text"/></text:p>
      <text:p text:style-name="P10"><text:span text:style-name="Source_20_Text">/*** sanitize the integer ***/</text:span></text:p>
      <text:p text:style-name="P10"><text:span text:style-name="Source_20_Text">echo filter_var($int, FILTER_SANITIZE_NUMBER_INT);</text:span></text:p>
      <text:p text:style-name="P10"><text:span text:style-name="Source_20_Text"/></text:p>
      <text:p text:style-name="P10"><text:span text:style-name="Source_20_Text">?&gt;</text:span></text:p>
      <text:p text:style-name="P10"><text:span text:style-name="Source_20_Text"/></text:p>
      <text:p text:style-name="P10"><text:span text:style-name="Source_20_Text"><text:span text:style-name="T24">Ver</text:span></text:span></text:p>
      <text:p text:style-name="P10"><text:a xlink:type="simple" xlink:href="https://phpro.org/tutorials/Filtering-Data-with-PHP.html" text:style-name="Internet_20_link" text:visited-style-name="Visited_20_Internet_20_Link"><text:span text:style-name="Source_20_Text">https://phpro.org/tutorials/Filtering-Data-with-PHP.html</text:span></text:a></text:p>
      <text:p text:style-name="P10"><text:span text:style-name="Source_20_Text"><text:span text:style-name="T24">Para mais detalhes</text:span></text:span></text:p>
      <text:p text:style-name="P10"><text:span text:style-name="Source_20_Text"/></text:p>
      <text:p text:style-name="P10"><text:span text:style-name="Source_20_Text"><text:span text:style-name="T14">Dicas de PHP</text:span></text:span></text:p>
      <text:p text:style-name="P10"><text:span text:style-name="Source_20_Text"/></text:p>
      <text:p text:style-name="P10"><text:span text:style-name="Source_20_Text"/></text:p>
      <text:p text:style-name="P10"><text:span text:style-name="Source_20_Text"><text:span text:style-name="T7">Usando $_POST para testar se o submit foi enviado de um form usando POST</text:span></text:span></text:p>
      <text:p text:style-name="P10"><text:span text:style-name="Source_20_Text"/></text:p>
      <text:p text:style-name="P10"><text:span text:style-name="Source_20_Text">if($_POST){</text:span></text:p>
      <text:p text:style-name="P10"><text:span text:style-name="Source_20_Text"><text:s/></text:span></text:p>
      <text:p text:style-name="P10"><text:span text:style-name="Source_20_Text"><text:s text:c="4"/>// set product property values</text:span></text:p>
      <text:p text:style-name="P10"><text:span text:style-name="Source_20_Text"><text:s text:c="4"/>$product-&gt;name = $_POST['name'];</text:span></text:p>
      <text:p text:style-name="P10"><text:span text:style-name="Source_20_Text"><text:s text:c="4"/>$product-&gt;price = $_POST['price'];</text:span></text:p>
      <text:p text:style-name="P10"><text:span text:style-name="Source_20_Text"><text:s text:c="4"/>$product-&gt;description = $_POST['description'];</text:span></text:p>
      <text:p text:style-name="P10"><text:span text:style-name="Source_20_Text"><text:s text:c="4"/>$product-&gt;category_id = $_POST['category_id'];</text:span></text:p>
      <text:p text:style-name="P10"><text:span text:style-name="Source_20_Text"><text:s/></text:span></text:p>
      <text:p text:style-name="P10"><text:span text:style-name="Source_20_Text"><text:s text:c="4"/>// create the product</text:span></text:p>
      <text:p text:style-name="P10"><text:span text:style-name="Source_20_Text"><text:s text:c="4"/>if($product-&gt;create()){</text:span></text:p>
      <text:p text:style-name="P10"><text:span text:style-name="Source_20_Text"><text:s text:c="8"/>echo "&lt;div class='alert alert-success'&gt;Product was created.&lt;/div&gt;";</text:span></text:p>
      <text:p text:style-name="P10"><text:span text:style-name="Source_20_Text"><text:s text:c="4"/>}</text:span></text:p>
      <text:p text:style-name="P10"><text:span text:style-name="Source_20_Text"><text:s/></text:span></text:p>
      <text:p text:style-name="P10"><text:span text:style-name="Source_20_Text"><text:s text:c="4"/>// if unable to create the product, tell the user</text:span></text:p>
      <text:p text:style-name="P10"><text:soft-page-break/><text:span text:style-name="Source_20_Text"><text:s text:c="4"/>else{</text:span></text:p>
      <text:p text:style-name="P10"><text:span text:style-name="Source_20_Text"><text:s text:c="8"/>echo "&lt;div class='alert alert-danger'&gt;Unable to create product.&lt;/div&gt;";</text:span></text:p>
      <text:p text:style-name="P10"><text:span text:style-name="Source_20_Text"><text:s text:c="4"/>}</text:span></text:p>
      <text:p text:style-name="P10"><text:span text:style-name="Source_20_Text">}</text:span></text:p>
      <text:p text:style-name="P10"><text:span text:style-name="Source_20_Text"/></text:p>
      <text:p text:style-name="P10"><text:span text:style-name="Source_20_Text"><text:span text:style-name="T7">Expressão condicional</text:span></text:span></text:p>
      <text:p text:style-name="P10"><text:span text:style-name="Source_20_Text"/></text:p>
      <text:p text:style-name="P10"><text:span text:style-name="Source_20_Text">// get ID of the product to be edited</text:span></text:p>
      <text:p text:style-name="P10"><text:span text:style-name="Source_20_Text">$id = isset($_GET['id']) ? $_GET['id'] : die('ERROR: missing ID.');</text:span></text:p>
      <text:p text:style-name="P10"><text:span text:style-name="Source_20_Text"/></text:p>
      <text:p text:style-name="P10"><text:span text:style-name="Source_20_Text"><text:span text:style-name="T15">Passando informações via GET</text:span></text:span></text:p>
      <text:p text:style-name="P10"><text:span text:style-name="Source_20_Text"/></text:p>
      <text:p text:style-name="P10"><text:span text:style-name="Source_20_Text"><text:tab/><text:tab/>// get passed parameter value, in this case, the record ID</text:span></text:p>
      <text:p text:style-name="P10"><text:span text:style-name="Source_20_Text"><text:tab/><text:tab/>// isset() is a PHP function used to verify if a value is there or not</text:span></text:p>
      <text:p text:style-name="P10"><text:span text:style-name="Source_20_Text"><text:tab/><text:tab/>$id=isset($_GET['id']) ? $_GET['id'] : die('ERROR: Record ID not found.');</text:span></text:p>
      <text:p text:style-name="P10"><text:span text:style-name="Source_20_Text"/></text:p>
      <text:p text:style-name="P10"><text:span text:style-name="Source_20_Text"/></text:p>
      <text:p text:style-name="P10"><text:span text:style-name="Source_20_Text">Uso do try catch</text:span></text:p>
      <text:p text:style-name="P10"><text:span text:style-name="Source_20_Text"/></text:p>
      <text:p text:style-name="P10"><text:span text:style-name="Source_20_Text"><text:tab/><text:tab/>include 'config/database.php';</text:span></text:p>
      <text:p text:style-name="P10"><text:span text:style-name="Source_20_Text"><text:tab/><text:tab/> </text:span></text:p>
      <text:p text:style-name="P10"><text:span text:style-name="Source_20_Text"><text:tab/><text:tab/>// read current record's data</text:span></text:p>
      <text:p text:style-name="P10"><text:span text:style-name="Source_20_Text"><text:tab/><text:tab/>try {</text:span></text:p>
      <text:p text:style-name="P10"><text:span text:style-name="Source_20_Text"><text:tab/><text:tab/><text:tab/>// prepare select query</text:span></text:p>
      <text:p text:style-name="P10"><text:span text:style-name="Source_20_Text"><text:tab/><text:tab/><text:tab/>$query = "SELECT id, name, description, price, image FROM products WHERE id = ? LIMIT 0,1";</text:span></text:p>
      <text:p text:style-name="P10"><text:span text:style-name="Source_20_Text"><text:tab/><text:tab/><text:tab/>$stmt = $con-&gt;prepare( $query );</text:span></text:p>
      <text:p text:style-name="P10"><text:span text:style-name="Source_20_Text"><text:tab/><text:tab/> </text:span></text:p>
      <text:p text:style-name="P10"><text:span text:style-name="Source_20_Text"><text:tab/><text:tab/><text:tab/>// this is the first question mark</text:span></text:p>
      <text:p text:style-name="P10"><text:span text:style-name="Source_20_Text"><text:tab/><text:tab/><text:tab/>$stmt-&gt;bindParam(1, $id);</text:span></text:p>
      <text:p text:style-name="P10"><text:span text:style-name="Source_20_Text"><text:tab/><text:tab/> </text:span></text:p>
      <text:p text:style-name="P10"><text:span text:style-name="Source_20_Text"><text:tab/><text:tab/><text:tab/>// execute our query</text:span></text:p>
      <text:p text:style-name="P10"><text:span text:style-name="Source_20_Text"><text:tab/><text:tab/><text:tab/>$stmt-&gt;execute();</text:span></text:p>
      <text:p text:style-name="P10"><text:span text:style-name="Source_20_Text"><text:tab/><text:tab/> </text:span></text:p>
      <text:p text:style-name="P10"><text:span text:style-name="Source_20_Text"><text:tab/><text:tab/><text:tab/>// store retrieved row to a variable</text:span></text:p>
      <text:p text:style-name="P10"><text:span text:style-name="Source_20_Text"><text:tab/><text:tab/><text:tab/>$row = $stmt-&gt;fetch(PDO::FETCH_ASSOC);</text:span></text:p>
      <text:p text:style-name="P10"><text:span text:style-name="Source_20_Text"><text:tab/><text:tab/> </text:span></text:p>
      <text:p text:style-name="P10"><text:span text:style-name="Source_20_Text"><text:tab/><text:tab/><text:tab/>// values to fill up our form</text:span></text:p>
      <text:p text:style-name="P10"><text:span text:style-name="Source_20_Text"><text:tab/><text:tab/><text:tab/>$name = $row['name'];</text:span></text:p>
      <text:p text:style-name="P10"><text:span text:style-name="Source_20_Text"><text:tab/><text:tab/><text:tab/>$description = $row['description'];</text:span></text:p>
      <text:p text:style-name="P10"><text:span text:style-name="Source_20_Text"><text:tab/><text:tab/><text:tab/>$price = $row['price'];</text:span></text:p>
      <text:p text:style-name="P10"><text:span text:style-name="Source_20_Text"><text:tab/><text:tab/><text:tab/>$image = $row['image'];</text:span></text:p>
      <text:p text:style-name="P10"><text:span text:style-name="Source_20_Text"><text:tab/><text:tab/>}</text:span></text:p>
      <text:p text:style-name="P10"><text:span text:style-name="Source_20_Text"><text:tab/><text:tab/> </text:span></text:p>
      <text:p text:style-name="P10"><text:span text:style-name="Source_20_Text"><text:tab/><text:tab/>// show error</text:span></text:p>
      <text:p text:style-name="P10"><text:span text:style-name="Source_20_Text"><text:tab/><text:tab/>catch(PDOException $exception){</text:span></text:p>
      <text:p text:style-name="P10"><text:span text:style-name="Source_20_Text"><text:tab/><text:tab/><text:tab/>die('ERROR: ' . $exception-&gt;getMessage());</text:span></text:p>
      <text:p text:style-name="P10"><text:span text:style-name="Source_20_Text"><text:tab/><text:tab/>}</text:span></text:p>
      <text:p text:style-name="P10"><text:span text:style-name="Source_20_Text"/></text:p>
      <text:p text:style-name="P10"><text:soft-page-break/><text:span text:style-name="Source_20_Text"/></text:p>
      <text:p text:style-name="P10"><text:span text:style-name="Source_20_Text"><text:span text:style-name="T7">Checar uso do POST</text:span></text:span></text:p>
      <text:p text:style-name="P10"><text:span text:style-name="Source_20_Text"/></text:p>
      <text:p text:style-name="P10"><text:span text:style-name="Source_20_Text"><text:tab/><text:tab/>// check if form was submitted</text:span></text:p>
      <text:p text:style-name="P10"><text:span text:style-name="Source_20_Text"><text:tab/><text:tab/>if($_POST){</text:span></text:p>
      <text:p text:style-name="P10"><text:span text:style-name="Source_20_Text"><text:tab/><text:tab/><text:tab/> </text:span></text:p>
      <text:p text:style-name="P10"><text:span text:style-name="Source_20_Text"><text:tab/><text:tab/><text:tab/>try{</text:span></text:p>
      <text:p text:style-name="P10"><text:span text:style-name="Source_20_Text"><text:tab/><text:tab/><text:tab/> </text:span></text:p>
      <text:p text:style-name="P10"><text:span text:style-name="Source_20_Text"><text:tab/><text:tab/><text:tab/><text:tab/>// write update query</text:span></text:p>
      <text:p text:style-name="P10"><text:span text:style-name="Source_20_Text"><text:tab/><text:tab/><text:tab/><text:tab/>// in this case, it seemed like we have so many fields to pass and </text:span></text:p>
      <text:p text:style-name="P10"><text:span text:style-name="Source_20_Text"><text:tab/><text:tab/><text:tab/><text:tab/>// it is better to label them and not use question marks</text:span></text:p>
      <text:p text:style-name="P10"><text:span text:style-name="Source_20_Text"><text:tab/><text:tab/><text:tab/><text:tab/>$query = "UPDATE products </text:span></text:p>
      <text:p text:style-name="P10"><text:span text:style-name="Source_20_Text"><text:tab/><text:tab/><text:tab/><text:tab/> <text:s text:c="11"/>SET name=:name, description=:description, price=:price </text:span></text:p>
      <text:p text:style-name="P10"><text:span text:style-name="Source_20_Text"><text:tab/><text:tab/><text:tab/><text:tab/> <text:s text:c="11"/>WHERE id = :id";</text:span></text:p>
      <text:p text:style-name="P10"><text:span text:style-name="Source_20_Text"><text:tab/><text:tab/> </text:span></text:p>
      <text:p text:style-name="P10"><text:span text:style-name="Source_20_Text"><text:tab/><text:tab/><text:tab/><text:tab/>// prepare query for excecution</text:span></text:p>
      <text:p text:style-name="P10"><text:span text:style-name="Source_20_Text"><text:tab/><text:tab/><text:tab/><text:tab/>$stmt = $con-&gt;prepare($query);</text:span></text:p>
      <text:p text:style-name="P10"><text:span text:style-name="Source_20_Text"><text:tab/><text:tab/> </text:span></text:p>
      <text:p text:style-name="P10"><text:span text:style-name="Source_20_Text"><text:tab/><text:tab/><text:tab/><text:tab/>// posted values</text:span></text:p>
      <text:p text:style-name="P10"><text:span text:style-name="Source_20_Text"><text:tab/><text:tab/><text:tab/><text:tab/>$name=htmlspecialchars(strip_tags($_POST['name']));</text:span></text:p>
      <text:p text:style-name="P10"><text:span text:style-name="Source_20_Text"><text:tab/><text:tab/><text:tab/><text:tab/>$description=htmlspecialchars(strip_tags($_POST['description']));</text:span></text:p>
      <text:p text:style-name="P10"><text:span text:style-name="Source_20_Text"><text:tab/><text:tab/><text:tab/><text:tab/>$price=htmlspecialchars(strip_tags($_POST['price']));</text:span></text:p>
      <text:p text:style-name="P10"><text:span text:style-name="Source_20_Text"><text:tab/><text:tab/> </text:span></text:p>
      <text:p text:style-name="P10"><text:span text:style-name="Source_20_Text"><text:tab/><text:tab/><text:tab/><text:tab/>// bind the parameters</text:span></text:p>
      <text:p text:style-name="P10"><text:span text:style-name="Source_20_Text"><text:tab/><text:tab/><text:tab/><text:tab/>$stmt-&gt;bindParam(':name', $name);</text:span></text:p>
      <text:p text:style-name="P10"><text:span text:style-name="Source_20_Text"><text:tab/><text:tab/><text:tab/><text:tab/>$stmt-&gt;bindParam(':description', $description);</text:span></text:p>
      <text:p text:style-name="P10"><text:span text:style-name="Source_20_Text"><text:tab/><text:tab/><text:tab/><text:tab/>$stmt-&gt;bindParam(':price', $price);</text:span></text:p>
      <text:p text:style-name="P10"><text:span text:style-name="Source_20_Text"><text:tab/><text:tab/><text:tab/><text:tab/>$stmt-&gt;bindParam(':id', $id);</text:span></text:p>
      <text:p text:style-name="P10"><text:span text:style-name="Source_20_Text"><text:tab/><text:tab/><text:tab/><text:tab/> </text:span></text:p>
      <text:p text:style-name="P10"><text:span text:style-name="Source_20_Text"><text:tab/><text:tab/><text:tab/><text:tab/>// Execute the query</text:span></text:p>
      <text:p text:style-name="P10"><text:span text:style-name="Source_20_Text"><text:tab/><text:tab/><text:tab/><text:tab/>if($stmt-&gt;execute()){</text:span></text:p>
      <text:p text:style-name="P10"><text:span text:style-name="Source_20_Text"><text:tab/><text:tab/><text:tab/><text:tab/> <text:s text:c="3"/>echo "&lt;div class='alert alert-success'&gt;Record was updated.&lt;/div&gt;";</text:span></text:p>
      <text:p text:style-name="P10"><text:span text:style-name="Source_20_Text"><text:tab/><text:tab/><text:tab/><text:tab/>}else{</text:span></text:p>
      <text:p text:style-name="P10"><text:span text:style-name="Source_20_Text"><text:tab/><text:tab/><text:tab/><text:tab/> <text:s text:c="3"/>echo "&lt;div class='alert alert-danger'&gt;Unable to update record. Please try again.&lt;/div&gt;";</text:span></text:p>
      <text:p text:style-name="P10"><text:span text:style-name="Source_20_Text"><text:tab/><text:tab/><text:tab/><text:tab/>}</text:span></text:p>
      <text:p text:style-name="P10"><text:span text:style-name="Source_20_Text"><text:tab/><text:tab/><text:tab/><text:tab/> </text:span></text:p>
      <text:p text:style-name="P10"><text:span text:style-name="Source_20_Text"><text:tab/><text:tab/><text:tab/>}</text:span></text:p>
      <text:p text:style-name="P10"><text:span text:style-name="Source_20_Text"><text:span text:style-name="T7">Dicas sobre o php.ini ou ini_set()</text:span></text:span></text:p>
      <text:p text:style-name="P10"><text:span text:style-name="Source_20_Text"/></text:p>
      <text:p text:style-name="P10"><text:span text:style-name="Source_20_Text">ini_set('max_execution_time', '-1');// Ilimitados</text:span></text:p>
      <text:p text:style-name="P10"><text:span text:style-name="Source_20_Text">ini_set('max_input_time', 120);// s</text:span></text:p>
      <text:p text:style-name="P10"><text:span text:style-name="Source_20_Text">ini_set('max_input_nesting_level', 64);//s</text:span></text:p>
      <text:p text:style-name="P10"><text:span text:style-name="Source_20_Text">ini_set('memory_limit', '-1');//Ilimitada</text:span></text:p>
      <text:p text:style-name="P10"><text:span text:style-name="Source_20_Text"/></text:p>
      <text:p text:style-name="P10"><text:span text:style-name="Source_20_Text"/></text:p>
      <text:p text:style-name="P10"><text:span text:style-name="Source_20_Text"><text:span text:style-name="T7"/></text:span></text:p>
      <text:p text:style-name="P12"><text:span text:style-name="Source_20_Text"><text:span text:style-name="T7">Expressões Regulares em PHP</text:span></text:span></text:p>
      <text:p text:style-name="P10"><text:span text:style-name="Source_20_Text"/></text:p>
      <text:p text:style-name="P10"><text:span text:style-name="Source_20_Text">Caracteres em Branco e Caracteres de Escape</text:span></text:p>
      <text:p text:style-name="P10"><text:span text:style-name="Source_20_Text">Assim como no PHP, em expressões regulares nós temos também que nos utilizar de caracteres de escape, a saber: barra invertida ().</text:span></text:p>
      <text:p text:style-name="P10"><text:span text:style-name="Source_20_Text">Segue, então, a lista com os caracteres de espaço em branco e alguns caracteres que necessitam de escape.</text:span></text:p>
      <text:p text:style-name="P10"><text:span text:style-name="Source_20_Text"/></text:p>
      <text:p text:style-name="P10"><text:span text:style-name="Source_20_Text"><text:s text:c="4"/>1. \t – Caracter de tabulação</text:span></text:p>
      <text:p text:style-name="P10"><text:span text:style-name="Source_20_Text"><text:s text:c="4"/>2. \n – Nova linha</text:span></text:p>
      <text:p text:style-name="P10"><text:span text:style-name="Source_20_Text"><text:s text:c="4"/>3. \f – Avanço de página</text:span></text:p>
      <text:p text:style-name="P10"><text:span text:style-name="Source_20_Text"><text:s text:c="4"/>4. \r – Retorno de carro</text:span></text:p>
      <text:p text:style-name="P10"><text:span text:style-name="Source_20_Text"><text:s text:c="4"/>5. \. – Qualquer caractere</text:span></text:p>
      <text:p text:style-name="P10"><text:span text:style-name="Source_20_Text"><text:s text:c="4"/>6. \\ – Uma barra invertida literal</text:span></text:p>
      <text:p text:style-name="P10"><text:span text:style-name="Source_20_Text"><text:s text:c="4"/>7. \- – Um hífen literal</text:span></text:p>
      <text:p text:style-name="P10"><text:span text:style-name="Source_20_Text">… e com alguma garimpada pela rede você consegue encontrar uma lista mais completa!</text:span></text:p>
      <text:p text:style-name="P10"><text:span text:style-name="Source_20_Text"/></text:p>
      <text:p text:style-name="P10"><text:span text:style-name="Source_20_Text"><text:span text:style-name="T7">Vamos agora aprender intervalo de caracteres</text:span></text:span></text:p>
      <text:p text:style-name="P10"><text:span text:style-name="Source_20_Text"><text:s text:c="4"/>1. [a-z] - Qualquer letra minúscula</text:span></text:p>
      <text:p text:style-name="P10"><text:span text:style-name="Source_20_Text"><text:s text:c="4"/>2. [A-Z] - Qualquer letra maiúscula</text:span></text:p>
      <text:p text:style-name="P10"><text:span text:style-name="Source_20_Text"><text:s text:c="4"/>3. [a-zA-Z] - Qualquer letra maiúscula ou minúscula</text:span></text:p>
      <text:p text:style-name="P10"><text:span text:style-name="Source_20_Text"><text:s text:c="4"/>4. [0-9] - Qualquer número</text:span></text:p>
      <text:p text:style-name="P10"><text:span text:style-name="Source_20_Text"><text:s text:c="4"/>5. [0-9.-] - Qualquer número, ponto ou sinal de subtração</text:span></text:p>
      <text:p text:style-name="P10"><text:span text:style-name="Source_20_Text">Bom… Tudo muito legal, muito simples… Mas isto serve apenas para combinação de UM caractere.</text:span></text:p>
      <text:p text:style-name="P10"><text:span text:style-name="Source_20_Text"><text:s text:c="4"/>1. ^[a-z][0-9]$</text:span></text:p>
      <text:p text:style-name="P10"><text:span text:style-name="Source_20_Text">Neste caso teríamos uma expressão de apenas dois caracteres em que o primeiro tem necessariamente que ser uma letra minúscula e o segundo ser um número.</text:span></text:p>
      <text:p text:style-name="P10"><text:span text:style-name="Source_20_Text"/></text:p>
      <text:p text:style-name="P10"><text:span text:style-name="Source_20_Text"><text:span text:style-name="T7">Classes de Caracteres Pré-definidas</text:span></text:span></text:p>
      <text:p text:style-name="P10"><text:span text:style-name="Source_20_Text">Para evitar chateação, foram criadas as classes de caracteres pré-definidas que já vêm junto com o interpretador de ER que você estiver utilizando (lembrando que estão presentes apenas no método POSIX).</text:span></text:p>
      <text:p text:style-name="P10"><text:span text:style-name="Source_20_Text"><text:s text:c="4"/>1. [[:alpha:]] // Qualquer letra (alfabético)</text:span></text:p>
      <text:p text:style-name="P10"><text:span text:style-name="Source_20_Text"><text:s text:c="4"/>2. [[:digit:]] // Qualquer número (dígito)</text:span></text:p>
      <text:p text:style-name="P10"><text:span text:style-name="Source_20_Text"><text:s text:c="4"/>3. [[:alnum:]] // Qualquer letra ou número (alfanumérico)</text:span></text:p>
      <text:p text:style-name="P10"><text:span text:style-name="Source_20_Text"><text:s text:c="4"/>4. [[:space:]] // Qualquer caractere de espaço</text:span></text:p>
      <text:p text:style-name="P10"><text:span text:style-name="Source_20_Text"><text:s text:c="4"/>5. [[:upper:]] // Qualquer letra maíuscula</text:span></text:p>
      <text:p text:style-name="P10"><text:span text:style-name="Source_20_Text"><text:s text:c="4"/>6. [[:lower:]] // Qualquer letra minúscula</text:span></text:p>
      <text:p text:style-name="P10"><text:span text:style-name="Source_20_Text"><text:s text:c="4"/>7. [[:punct:]] // Qualquer caractere de pontuação</text:span></text:p>
      <text:p text:style-name="P10"><text:span text:style-name="Source_20_Text"><text:s text:c="4"/>8. [[:xdigit:]] // Qualquer dígito hexadecimal (Equivalente a: [0-9a-fA-F])</text:span></text:p>
      <text:p text:style-name="P10"><text:span text:style-name="Source_20_Text"><text:s text:c="7"/>[[:blank:]] // Espaço e Tab</text:span></text:p>
      <text:p text:style-name="P10"><text:span text:style-name="Source_20_Text"><text:s text:c="7"/>[[:cntl:]] // Caractere de controle</text:span></text:p>
      <text:p text:style-name="P10"><text:span text:style-name="Source_20_Text"/></text:p>
      <text:p text:style-name="P10"><text:span text:style-name="Source_20_Text"/></text:p>
      <text:p text:style-name="P10"><text:span text:style-name="Source_20_Text"><text:span text:style-name="T7">Ocorrências Múltiplas</text:span></text:span></text:p>
      <text:p text:style-name="P10"><text:span text:style-name="Source_20_Text">Agora vamos pra parte em que realmente começa a fazer sentido usar-se expressões regulares.</text:span></text:p>
      <text:p text:style-name="P10"><text:span text:style-name="Source_20_Text"><text:s text:c="4"/>1. ^[[:alpha:]]{3}$ // Qualquer palavra de três letras</text:span></text:p>
      <text:p text:style-name="P10"><text:soft-page-break/><text:span text:style-name="Source_20_Text"><text:s text:c="4"/>2. ^a{4}$ // Só fecha com a expressão 'aaaa'</text:span></text:p>
      <text:p text:style-name="P10"><text:span text:style-name="Source_20_Text"><text:s text:c="4"/>3. ^a{2,4}$ // Fecha com 'aa', 'aaa' e 'aaaa'</text:span></text:p>
      <text:p text:style-name="P10"><text:span text:style-name="Source_20_Text"><text:s text:c="4"/>4. ^a{2,}$ // Fecha com 'aa', 'aaa', 'aaaa', 'aaaaa' e assim por diante</text:span></text:p>
      <text:p text:style-name="P10"><text:span text:style-name="Source_20_Text">Até aqui… Tudo tranquilo? Então vamos em frente!</text:span></text:p>
      <text:p text:style-name="P10"><text:span text:style-name="Source_20_Text">Há outros modos de representar a repetição de caracteres!</text:span></text:p>
      <text:p text:style-name="P10"><text:span text:style-name="Source_20_Text"><text:s text:c="4"/>1. ? - Uma ocorrência ou nenhuma (Equivale a {0,1})</text:span></text:p>
      <text:p text:style-name="P10"><text:span text:style-name="Source_20_Text"><text:s text:c="4"/>2. * - Nenhuma ocorrência, uma ocorrência, duas ocorrências e por aí vai (Equivale a {0,})</text:span></text:p>
      <text:p text:style-name="P10"><text:span text:style-name="Source_20_Text"><text:s text:c="4"/>3. + - Uma ou mais ocorrências (Equivale a {1,})</text:span></text:p>
      <text:p text:style-name="P10"><text:span text:style-name="Source_20_Text"/></text:p>
      <text:p text:style-name="P10"><text:span text:style-name="Source_20_Text"><text:span text:style-name="T7">Pipe é ou</text:span></text:span></text:p>
      <text:p text:style-name="P10"><text:span text:style-name="Source_20_Text"/></text:p>
      <text:p text:style-name="P10"><text:span text:style-name="Source_20_Text">r|s é equivalente a [rs]</text:span></text:p>
      <text:p text:style-name="P10"><text:span text:style-name="Source_20_Text"/></text:p>
      <text:p text:style-name="P10"><text:span text:style-name="Source_20_Text">Entendendo as Expressões Regulares por Rafael Jaques</text:span></text:p>
      <text:p text:style-name="P10"><text:span text:style-name="Source_20_Text"/></text:p>
      <text:p text:style-name="P10"><text:span text:style-name="Source_20_Text"><text:span text:style-name="T7">Funções</text:span></text:span></text:p>
      <text:p text:style-name="P10"><text:span text:style-name="Source_20_Text"/></text:p>
      <text:p text:style-name="P10"><text:span text:style-name="Source_20_Text"><text:span text:style-name="T25">As funções prefixadas com ereg_ ficaram obsoletas na versão 5.3.</text:span></text:span></text:p>
      <text:p text:style-name="P10"><text:span text:style-name="Source_20_Text"><text:span text:style-name="T25">Em seu lugar usar as com prefixo preg_.</text:span></text:span></text:p>
      <text:p text:style-name="P10"><text:span text:style-name="Source_20_Text"/></text:p>
      <text:p text:style-name="P10"><text:span text:style-name="Source_20_Text">preg_match - Verifica se uma string casa com a expressão.</text:span></text:p>
      <text:p text:style-name="P10"><text:span text:style-name="Source_20_Text">preg_replace - Busca e substitui, retornando todas as opções.</text:span></text:p>
      <text:p text:style-name="P10"><text:span text:style-name="Source_20_Text">preg_split - Divide uma string utilizando uma expressão.</text:span></text:p>
      <text:p text:style-name="P10"><text:span text:style-name="Source_20_Text"/></text:p>
      <text:p text:style-name="P10"><text:span text:style-name="Source_20_Text"><text:span text:style-name="T7">Exemplo</text:span></text:span></text:p>
      <text:p text:style-name="P10"><text:span text:style-name="Source_20_Text"/></text:p>
      <text:p text:style-name="P10"><text:span text:style-name="Source_20_Text">&lt;?php</text:span></text:p>
      <text:p text:style-name="P10"><text:span text:style-name="Source_20_Text">$cep = '22710-045';</text:span></text:p>
      <text:p text:style-name="P10"><text:span text:style-name="Source_20_Text">$names = array('Diogo', 'Renato', 'Gomes', 'Thiago', 'Leonardo');</text:span></text:p>
      <text:p text:style-name="P10"><text:span text:style-name="Source_20_Text">$text = 'Lorem ipsum dolor sit amet, consectetuer adipiscing.';</text:span></text:p>
      <text:p text:style-name="P10"><text:span text:style-name="Source_20_Text"><text:s/></text:span></text:p>
      <text:p text:style-name="P10"><text:span text:style-name="Source_20_Text">// Validação de CEP</text:span></text:p>
      <text:p text:style-name="P10"><text:span text:style-name="Source_20_Text">$er = '/^(\d){5}-(\d){3}$/';</text:span></text:p>
      <text:p text:style-name="P10"><text:span text:style-name="Source_20_Text">if(preg_match($er, $cep)) {</text:span></text:p>
      <text:p text:style-name="P10"><text:span text:style-name="Source_20_Text"><text:s text:c="4"/>echo "O cep casou com a expressão.";</text:span></text:p>
      <text:p text:style-name="P10"><text:span text:style-name="Source_20_Text">}</text:span></text:p>
      <text:p text:style-name="P10"><text:span text:style-name="Source_20_Text">// Resultado: O cep casou com a expressão.</text:span></text:p>
      <text:p text:style-name="P10"><text:span text:style-name="Source_20_Text"><text:s/></text:span></text:p>
      <text:p text:style-name="P10"><text:span text:style-name="Source_20_Text">// Busca e substitui nomes que tenham "go", case-insensitive</text:span></text:p>
      <text:p text:style-name="P10"><text:span text:style-name="Source_20_Text">$er = '/go/i';</text:span></text:p>
      <text:p text:style-name="P10"><text:span text:style-name="Source_20_Text">$pregReplace = preg_replace($er, 'GO', $names);</text:span></text:p>
      <text:p text:style-name="P10"><text:span text:style-name="Source_20_Text">print_r($pregReplace);</text:span></text:p>
      <text:p text:style-name="P10"><text:span text:style-name="Source_20_Text">// Resultado: DioGO, Renato, GOmes, ThiaGO, Leonardo</text:span></text:p>
      <text:p text:style-name="P10"><text:span text:style-name="Source_20_Text"><text:s/></text:span></text:p>
      <text:p text:style-name="P10"><text:span text:style-name="Source_20_Text">// Busca e substitui nomes que terminam com "go"</text:span></text:p>
      <text:p text:style-name="P10"><text:span text:style-name="Source_20_Text">$er = '/go$/';</text:span></text:p>
      <text:p text:style-name="P10"><text:span text:style-name="Source_20_Text">$pregFilter = preg_filter($er, 'GO', $names);</text:span></text:p>
      <text:p text:style-name="P10"><text:span text:style-name="Source_20_Text">print_r($pregFilter);</text:span></text:p>
      <text:p text:style-name="P10"><text:span text:style-name="Source_20_Text">// Resultado: DioGO, ThiaGO</text:span></text:p>
      <text:p text:style-name="P10"><text:span text:style-name="Source_20_Text"><text:s/></text:span></text:p>
      <text:p text:style-name="P10"><text:span text:style-name="Source_20_Text">// Resgatar nomes que começam com "go", case-insensitive</text:span></text:p>
      <text:p text:style-name="P10"><text:soft-page-break/><text:span text:style-name="Source_20_Text">$er = '/^go/i';</text:span></text:p>
      <text:p text:style-name="P10"><text:span text:style-name="Source_20_Text">$pregGrep = preg_grep($er, $names);</text:span></text:p>
      <text:p text:style-name="P10"><text:span text:style-name="Source_20_Text">print_r($pregGrep);</text:span></text:p>
      <text:p text:style-name="P10"><text:span text:style-name="Source_20_Text">// Resultado: Gomes</text:span></text:p>
      <text:p text:style-name="P10"><text:span text:style-name="Source_20_Text"><text:s/></text:span></text:p>
      <text:p text:style-name="P10"><text:span text:style-name="Source_20_Text">// Divide o texto por pontos e espaços, que podem ser seguidos por espaços</text:span></text:p>
      <text:p text:style-name="P10"><text:span text:style-name="Source_20_Text">$er = '/[[:punct:]\s]\s*/';</text:span></text:p>
      <text:p text:style-name="P10"><text:span text:style-name="Source_20_Text">$pregSplit = preg_split($er, $text);</text:span></text:p>
      <text:p text:style-name="P10"><text:span text:style-name="Source_20_Text">print_r($pregSplit);</text:span></text:p>
      <text:p text:style-name="P10"><text:span text:style-name="Source_20_Text">// Resultado: Array de palavras</text:span></text:p>
      <text:p text:style-name="P10"><text:span text:style-name="Source_20_Text"><text:s/></text:span></text:p>
      <text:p text:style-name="P10"><text:span text:style-name="Source_20_Text">// callback, retorna em letras maiúsculas</text:span></text:p>
      <text:p text:style-name="P10"><text:span text:style-name="Source_20_Text">$callback = function($matches) {</text:span></text:p>
      <text:p text:style-name="P10"><text:span text:style-name="Source_20_Text"><text:s text:c="4"/>return strtoupper($matches[0]);</text:span></text:p>
      <text:p text:style-name="P10"><text:span text:style-name="Source_20_Text">};</text:span></text:p>
      <text:p text:style-name="P10"><text:span text:style-name="Source_20_Text"><text:s/></text:span></text:p>
      <text:p text:style-name="P10"><text:span text:style-name="Source_20_Text">// Busca e substitui de acordo com o callback</text:span></text:p>
      <text:p text:style-name="P10"><text:span text:style-name="Source_20_Text">$er = '/(.*)go$/';</text:span></text:p>
      <text:p text:style-name="P10"><text:span text:style-name="Source_20_Text">$pregCallback = preg_replace_callback($er, $callback, $names);</text:span></text:p>
      <text:p text:style-name="P10"><text:span text:style-name="Source_20_Text">print_r($pregCallback);</text:span></text:p>
      <text:p text:style-name="P10"><text:span text:style-name="Source_20_Text">// Resultado: DIOGO, Renato, Gomes, THIAGO, Leonardo</text:span></text:p>
      <text:p text:style-name="P10"><text:span text:style-name="Source_20_Text">?&gt;</text:span></text:p>
      <text:p text:style-name="P10"><text:span text:style-name="Source_20_Text"/></text:p>
      <text:p text:style-name="P10"><text:span text:style-name="Source_20_Text"/></text:p>
      <text:p text:style-name="P1"><text:span text:style-name="Source_20_Text"><text:span text:style-name="T1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6T10:56:49.837981838</meta:creation-date>
    <dc:date>2021-05-31T13:49:36.777501138</dc:date>
    <meta:editing-duration>PT2M2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0" meta:paragraph-count="348" meta:word-count="1567" meta:character-count="11180" meta:non-whitespace-character-count="9346"/>
  </office:meta>
</office:document-meta>
</file>